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ad58" officeooo:paragraph-rsid="000bad58"/>
    </style:style>
    <style:style style:name="P2" style:family="paragraph" style:parent-style-name="Standard">
      <style:text-properties officeooo:paragraph-rsid="000bad58"/>
    </style:style>
    <style:style style:name="P3" style:family="paragraph" style:parent-style-name="Standard">
      <loext:graphic-properties draw:fill="solid" draw:fill-color="#ffffff" draw:opacity="100%"/>
      <style:paragraph-properties ch2_options="{'Style': 'libreoffice-classic', 'Language': 'C++', 'UseCharStyles': 0, 'LineNumberRatio': 100, 'LineNumberStart': 1, 'MasterCharStyle': '', 'ShowLineNumbers': 1, 'ColourizeBackground': 1, 'LineNumberSeparator': '  ', 'StoreOptionsWithSnippet': 1}" fo:background-color="#ffffff"/>
      <style:text-properties fo:language="zxx" fo:country="none" officeooo:rsid="000bad58" officeooo:paragraph-rsid="000bad58"/>
    </style:style>
    <style:style style:name="P4" style:family="paragraph" style:parent-style-name="Standard">
      <loext:graphic-properties draw:fill="solid" draw:fill-color="#ffffff" draw:opacity="100%"/>
      <style:paragraph-properties ch2_options="{'Style': 'libreoffice-classic', 'Language': 'C++', 'UseCharStyles': 0, 'LineNumberRatio': 100, 'LineNumberStart': 1, 'MasterCharStyle': '', 'ShowLineNumbers': 1, 'ColourizeBackground': 1, 'LineNumberSeparator': '  ', 'StoreOptionsWithSnippet': 1}" fo:background-color="#ffffff"/>
      <style:text-properties fo:language="zxx" fo:country="none" officeooo:rsid="000d401d" officeooo:paragraph-rsid="000d401d"/>
    </style:style>
    <style:style style:name="P5" style:family="paragraph" style:parent-style-name="Standard">
      <loext:graphic-properties draw:fill="solid" draw:fill-color="#ffffff" draw:opacity="100%"/>
      <style:paragraph-properties ch2_options="{'Style': 'libreoffice-classic', 'Language': 'C++', 'UseCharStyles': 0, 'LineNumberRatio': 100, 'LineNumberStart': 1, 'MasterCharStyle': '', 'ShowLineNumbers': 1, 'ColourizeBackground': 1, 'LineNumberSeparator': '  ', 'StoreOptionsWithSnippet': 1}" fo:background-color="#ffffff"/>
      <style:text-properties fo:color="#000080" loext:opacity="100%" fo:language="zxx" fo:country="none" fo:font-style="normal" style:text-underline-style="none" fo:font-weight="normal" officeooo:rsid="000bad58" officeooo:paragraph-rsid="000bad58"/>
    </style:style>
    <style:style style:name="P6" style:family="paragraph" style:parent-style-name="Standard">
      <loext:graphic-properties draw:fill="solid" draw:fill-color="#ffffff" draw:opacity="100%"/>
      <style:paragraph-properties ch2_options="{'Style': 'libreoffice-classic', 'Language': 'C++', 'UseCharStyles': 0, 'LineNumberRatio': 100, 'LineNumberStart': 1, 'MasterCharStyle': '', 'ShowLineNumbers': 1, 'ColourizeBackground': 1, 'LineNumberSeparator': '  ', 'StoreOptionsWithSnippet': 1}" fo:background-color="#ffffff"/>
      <style:text-properties fo:color="#000080" loext:opacity="100%" fo:language="zxx" fo:country="none" fo:font-style="normal" style:text-underline-style="none" fo:font-weight="normal" officeooo:rsid="000d401d" officeooo:paragraph-rsid="000d401d"/>
    </style:style>
    <style:style style:name="P7" style:family="paragraph" style:parent-style-name="Standard">
      <loext:graphic-properties draw:fill="solid" draw:fill-color="#ffffff" draw:opacity="100%"/>
      <style:paragraph-properties ch2_options="{'Style': 'libreoffice-classic', 'Language': 'C++', 'UseCharStyles': 0, 'LineNumberRatio': 100, 'LineNumberStart': 1, 'MasterCharStyle': '', 'ShowLineNumbers': 1, 'ColourizeBackground': 1, 'LineNumberSeparator': '  ', 'StoreOptionsWithSnippet': 1}" fo:background-color="#ffffff"/>
      <style:text-properties fo:color="#000080" loext:opacity="100%" fo:font-size="10pt" fo:language="zxx" fo:country="none" fo:font-style="normal" style:text-underline-style="none" fo:font-weight="normal" officeooo:rsid="000bad58" officeooo:paragraph-rsid="000bad58" style:font-size-asian="10pt" style:font-size-complex="10pt"/>
    </style:style>
    <style:style style:name="P8" style:family="paragraph" style:parent-style-name="Standard">
      <loext:graphic-properties draw:fill="solid" draw:fill-color="#ffffff" draw:opacity="100%"/>
      <style:paragraph-properties ch2_options="{'Style': 'libreoffice-classic', 'Language': 'C++', 'UseCharStyles': 0, 'LineNumberRatio': 100, 'LineNumberStart': 1, 'MasterCharStyle': '', 'ShowLineNumbers': 1, 'ColourizeBackground': 1, 'LineNumberSeparator': '  ', 'StoreOptionsWithSnippet': 1}" fo:background-color="#ffffff"/>
      <style:text-properties style:use-window-font-color="true" loext:opacity="0%" fo:font-size="12pt" fo:language="zxx" fo:country="none" fo:font-style="normal" style:text-underline-style="none" fo:font-weight="normal" officeooo:rsid="000bad58" officeooo:paragraph-rsid="000bad58"/>
    </style:style>
    <style:style style:name="P9" style:family="paragraph" style:parent-style-name="Standard">
      <loext:graphic-properties draw:fill="solid" draw:fill-color="#ffffff" draw:opacity="100%"/>
      <style:paragraph-properties ch2_options="{'Style': 'libreoffice-classic', 'Language': 'C++', 'UseCharStyles': 0, 'LineNumberRatio': 100, 'LineNumberStart': 1, 'MasterCharStyle': '', 'ShowLineNumbers': 1, 'ColourizeBackground': 1, 'LineNumberSeparator': '  ', 'StoreOptionsWithSnippet': 1}" fo:background-color="#ffffff"/>
      <style:text-properties style:use-window-font-color="true" loext:opacity="0%" fo:font-size="10pt" fo:language="zxx" fo:country="none" fo:font-style="normal" style:text-underline-style="none" fo:font-weight="normal" officeooo:rsid="000bad58" officeooo:paragraph-rsid="000bad58" style:font-size-asian="10pt" style:font-size-complex="10pt"/>
    </style:style>
    <style:style style:name="P10" style:family="paragraph" style:parent-style-name="Standard">
      <style:text-properties fo:font-size="10pt" officeooo:rsid="000bad58" officeooo:paragraph-rsid="000bad58" style:font-size-asian="10pt" style:font-size-complex="10pt"/>
    </style:style>
    <style:style style:name="P11" style:family="paragraph" style:parent-style-name="Standard">
      <style:text-properties fo:font-size="10pt" officeooo:paragraph-rsid="000bad58" style:font-size-asian="10pt" style:font-size-complex="10pt"/>
    </style:style>
    <style:style style:name="P12" style:family="paragraph" style:parent-style-name="Standard">
      <loext:graphic-properties draw:fill="solid" draw:fill-color="#ffffff" draw:opacity="100%"/>
      <style:paragraph-properties ch2_options="{'Style': 'libreoffice-classic', 'Language': 'C++', 'UseCharStyles': 0, 'LineNumberRatio': 100, 'LineNumberStart': 1, 'MasterCharStyle': '', 'ShowLineNumbers': 1, 'ColourizeBackground': 1, 'LineNumberSeparator': '  ', 'StoreOptionsWithSnippet': 1}" fo:background-color="#ffffff"/>
      <style:text-properties fo:font-size="10pt" fo:language="zxx" fo:country="none" officeooo:rsid="000bad58" officeooo:paragraph-rsid="000bad58" style:font-size-asian="10pt" style:font-size-complex="10pt"/>
    </style:style>
    <style:style style:name="T1" style:family="text">
      <style:text-properties officeooo:rsid="000bad58"/>
    </style:style>
    <style:style style:name="T2" style:family="text">
      <style:text-properties fo:font-variant="normal" fo:text-transform="none" style:font-name="Helvetica" fo:font-size="12.75pt" fo:letter-spacing="normal" fo:font-style="normal" fo:font-weight="normal"/>
    </style:style>
    <style:style style:name="T3" style:family="text">
      <style:text-properties fo:font-variant="normal" fo:text-transform="none" style:font-name="Helvetica" fo:font-size="12.75pt" fo:letter-spacing="normal" fo:font-weight="normal"/>
    </style:style>
    <style:style style:name="T4" style:family="text">
      <style:text-properties fo:font-variant="normal" fo:text-transform="none" fo:color="#c92c2c" loext:opacity="100%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c92c2c" loext:opacity="100%" style:font-name="Consolas" fo:letter-spacing="normal" fo:font-style="normal" fo:font-weight="normal"/>
    </style:style>
    <style:style style:name="T6" style:family="text">
      <style:text-properties fo:font-variant="normal" fo:text-transform="none" fo:color="#1990b8" loext:opacity="100%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1990b8" loext:opacity="100%" style:font-name="Consolas" fo:letter-spacing="normal" fo:font-style="normal" fo:font-weight="normal"/>
    </style:style>
    <style:style style:name="T8" style:family="text">
      <style:text-properties fo:font-variant="normal" fo:text-transform="none" fo:color="#2f9c0a" loext:opacity="100%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2f9c0a" loext:opacity="100%" style:font-name="Consolas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Helvetica" fo:font-size="12.7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Consolas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Consolas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style:font-name="Consolas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Consolas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5f6364" loext:opacity="100%" style:font-name="Consolas" fo:font-size="12pt" fo:letter-spacing="normal" fo:font-style="normal" fo:font-weight="normal"/>
    </style:style>
    <style:style style:name="T17" style:family="text">
      <style:text-properties fo:font-variant="normal" fo:text-transform="none" fo:color="#5f6364" loext:opacity="100%" style:font-name="Consolas" fo:font-size="12pt" fo:letter-spacing="normal" fo:font-style="normal" fo:font-weight="normal" officeooo:rsid="000bad58"/>
    </style:style>
    <style:style style:name="T18" style:family="text">
      <style:text-properties fo:font-variant="normal" fo:text-transform="none" fo:color="#5f6364" loext:opacity="100%" style:font-name="Consolas" fo:font-size="12pt" fo:letter-spacing="normal" fo:font-style="normal" fo:font-weight="normal" officeooo:rsid="000bad58" style:font-weight-asian="bold" style:font-weight-complex="bold"/>
    </style:style>
    <style:style style:name="T19" style:family="text">
      <style:text-properties fo:font-variant="normal" fo:text-transform="none" fo:color="#5f6364" loext:opacity="100%" style:font-name="Consolas" fo:font-size="12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5f6364" loext:opacity="100%" style:font-name="Consolas" fo:letter-spacing="normal" fo:font-style="normal" fo:font-weight="normal"/>
    </style:style>
    <style:style style:name="T21" style:family="text">
      <style:text-properties fo:font-variant="normal" fo:text-transform="none" fo:color="#5f6364" loext:opacity="100%" style:font-name="Consolas" fo:letter-spacing="normal" fo:font-style="normal" fo:font-weight="normal" officeooo:rsid="000bad58"/>
    </style:style>
    <style:style style:name="T22" style:family="text">
      <style:text-properties fo:font-variant="normal" fo:text-transform="none" fo:color="#5f6364" loext:opacity="100%" style:font-name="Consolas" fo:letter-spacing="normal" fo:font-style="normal" fo:font-weight="normal" officeooo:rsid="000bad58" style:font-weight-asian="bold" style:font-weight-complex="bold"/>
    </style:style>
    <style:style style:name="T23" style:family="text">
      <style:text-properties fo:font-variant="normal" fo:text-transform="none" fo:color="#a67f59" loext:opacity="100%" style:font-name="Consolas" fo:font-size="12pt" fo:letter-spacing="normal" fo:font-style="normal" fo:font-weight="normal"/>
    </style:style>
    <style:style style:name="T24" style:family="text">
      <style:text-properties fo:font-variant="normal" fo:text-transform="none" fo:color="#a67f59" loext:opacity="100%" style:font-name="Consolas" fo:letter-spacing="normal" fo:font-style="normal" fo:font-weight="normal"/>
    </style:style>
    <style:style style:name="T25" style:family="text">
      <style:text-properties fo:font-variant="normal" fo:text-transform="none" style:font-name="Consolas" fo:font-size="12pt" fo:letter-spacing="normal"/>
    </style:style>
    <style:style style:name="T26" style:family="text">
      <style:text-properties fo:font-variant="normal" fo:text-transform="none" style:font-name="Consolas" fo:font-size="12pt" fo:letter-spacing="normal" officeooo:rsid="000bef67"/>
    </style:style>
    <style:style style:name="T27" style:family="text">
      <style:text-properties fo:font-variant="normal" fo:text-transform="none" style:font-name="Consolas" fo:letter-spacing="normal"/>
    </style:style>
    <style:style style:name="T28" style:family="text">
      <style:text-properties fo:font-variant="normal" fo:text-transform="none" fo:color="#808080" loext:opacity="100%" style:font-name="Consolas" fo:font-size="12pt" fo:letter-spacing="normal"/>
    </style:style>
    <style:style style:name="T29" style:family="text">
      <style:text-properties fo:font-variant="normal" fo:text-transform="none" fo:color="#808080" loext:opacity="100%" style:font-name="Consolas" fo:font-size="12pt" fo:letter-spacing="normal" fo:font-weight="normal"/>
    </style:style>
    <style:style style:name="T30" style:family="text">
      <style:text-properties fo:font-variant="normal" fo:text-transform="none" fo:color="#808080" loext:opacity="100%" style:font-name="Consolas" fo:font-size="12pt" fo:letter-spacing="normal" fo:font-style="normal" fo:font-weight="normal"/>
    </style:style>
    <style:style style:name="T31" style:family="text">
      <style:text-properties fo:font-variant="normal" fo:text-transform="none" fo:color="#808080" loext:opacity="100%" style:font-name="Consolas" fo:font-size="12pt" fo:letter-spacing="normal" fo:font-style="normal" style:text-underline-style="none" fo:font-weight="normal"/>
    </style:style>
    <style:style style:name="T32" style:family="text">
      <style:text-properties fo:font-variant="normal" fo:text-transform="none" fo:color="#808080" loext:opacity="100%" style:font-name="Consolas" fo:letter-spacing="normal" fo:font-style="normal" style:text-underline-style="none" fo:font-weight="normal"/>
    </style:style>
    <style:style style:name="T33" style:family="text">
      <style:text-properties fo:font-variant="normal" fo:text-transform="none" fo:color="#000080" loext:opacity="100%" style:font-name="Consolas" fo:font-size="12pt" fo:letter-spacing="normal"/>
    </style:style>
    <style:style style:name="T34" style:family="text">
      <style:text-properties fo:font-variant="normal" fo:text-transform="none" fo:color="#000080" loext:opacity="100%" style:font-name="Consolas" fo:font-size="12pt" fo:letter-spacing="normal" fo:font-weight="normal"/>
    </style:style>
    <style:style style:name="T35" style:family="text">
      <style:text-properties fo:font-variant="normal" fo:text-transform="none" fo:color="#000080" loext:opacity="100%" style:font-name="Consolas" fo:font-size="12pt" fo:letter-spacing="normal" fo:font-style="normal" fo:font-weight="normal"/>
    </style:style>
    <style:style style:name="T36" style:family="text">
      <style:text-properties fo:font-variant="normal" fo:text-transform="none" fo:color="#000080" loext:opacity="100%" style:font-name="Consolas" fo:font-size="12pt" fo:letter-spacing="normal" fo:font-style="normal" style:text-underline-style="none" fo:font-weight="normal"/>
    </style:style>
    <style:style style:name="T37" style:family="text">
      <style:text-properties fo:font-variant="normal" fo:text-transform="none" fo:color="#000080" loext:opacity="100%" style:font-name="Consolas" fo:letter-spacing="normal" fo:font-style="normal" style:text-underline-style="none" fo:font-weight="normal"/>
    </style:style>
    <style:style style:name="T38" style:family="text">
      <style:text-properties fo:font-variant="normal" fo:text-transform="none" fo:color="#008000" loext:opacity="100%" style:font-name="Consolas" fo:font-size="12pt" fo:letter-spacing="normal"/>
    </style:style>
    <style:style style:name="T39" style:family="text">
      <style:text-properties fo:font-variant="normal" fo:text-transform="none" fo:color="#008000" loext:opacity="100%" style:font-name="Consolas" fo:font-size="12pt" fo:letter-spacing="normal" fo:font-weight="normal"/>
    </style:style>
    <style:style style:name="T40" style:family="text">
      <style:text-properties fo:font-variant="normal" fo:text-transform="none" fo:color="#008000" loext:opacity="100%" style:font-name="Consolas" fo:font-size="12pt" fo:letter-spacing="normal" fo:font-style="normal" fo:font-weight="normal"/>
    </style:style>
    <style:style style:name="T41" style:family="text">
      <style:text-properties fo:font-variant="normal" fo:text-transform="none" fo:color="#008000" loext:opacity="100%" style:font-name="Consolas" fo:font-size="12pt" fo:letter-spacing="normal" fo:font-style="normal" style:text-underline-style="none" fo:font-weight="normal"/>
    </style:style>
    <style:style style:name="T42" style:family="text">
      <style:text-properties fo:font-variant="normal" fo:text-transform="none" fo:color="#008000" loext:opacity="100%" style:font-name="Consolas" fo:letter-spacing="normal" fo:font-style="normal" style:text-underline-style="none" fo:font-weight="normal"/>
    </style:style>
    <style:style style:name="T43" style:family="text">
      <style:text-properties fo:font-variant="normal" fo:text-transform="none" fo:color="#ff0000" loext:opacity="100%" style:font-name="Consolas" fo:font-size="12pt" fo:letter-spacing="normal"/>
    </style:style>
    <style:style style:name="T44" style:family="text">
      <style:text-properties fo:font-variant="normal" fo:text-transform="none" fo:color="#ff0000" loext:opacity="100%" style:font-name="Consolas" fo:font-size="12pt" fo:letter-spacing="normal" fo:font-weight="normal"/>
    </style:style>
    <style:style style:name="T45" style:family="text">
      <style:text-properties fo:font-variant="normal" fo:text-transform="none" fo:color="#ff0000" loext:opacity="100%" style:font-name="Consolas" fo:font-size="12pt" fo:letter-spacing="normal" fo:font-style="normal" fo:font-weight="normal"/>
    </style:style>
    <style:style style:name="T46" style:family="text">
      <style:text-properties fo:font-variant="normal" fo:text-transform="none" fo:color="#ff0000" loext:opacity="100%" style:font-name="Consolas" fo:font-size="12pt" fo:letter-spacing="normal" fo:font-style="normal" style:text-underline-style="none" fo:font-weight="normal"/>
    </style:style>
    <style:style style:name="T47" style:family="text">
      <style:text-properties fo:font-variant="normal" fo:text-transform="none" fo:color="#ff0000" loext:opacity="100%" style:font-name="Consolas" fo:letter-spacing="normal" fo:font-style="normal" style:text-underline-style="none" fo:font-weight="normal"/>
    </style:style>
    <style:style style:name="T48" style:family="text">
      <style:text-properties fo:font-variant="normal" fo:text-transform="none" style:use-window-font-color="true" loext:opacity="0%" style:font-name="Consolas" fo:font-size="12pt" fo:letter-spacing="normal"/>
    </style:style>
    <style:style style:name="T49" style:family="text">
      <style:text-properties fo:font-variant="normal" fo:text-transform="none" style:use-window-font-color="true" loext:opacity="0%" style:font-name="Consolas" fo:font-size="12pt" fo:letter-spacing="normal" fo:font-style="normal" style:text-underline-style="none" fo:font-weight="normal"/>
    </style:style>
    <style:style style:name="T50" style:family="text">
      <style:text-properties fo:font-variant="normal" fo:text-transform="none" style:use-window-font-color="true" loext:opacity="0%" style:font-name="Consolas" fo:letter-spacing="normal"/>
    </style:style>
    <style:style style:name="T51" style:family="text">
      <style:text-properties fo:font-variant="normal" fo:text-transform="none" style:use-window-font-color="true" loext:opacity="0%" style:font-name="Consolas" fo:letter-spacing="normal" fo:font-style="normal" style:text-underline-style="none" fo:font-weight="normal"/>
    </style:style>
    <style:style style:name="T52" style:family="text">
      <style:text-properties fo:font-variant="normal" fo:text-transform="none" fo:color="#c9211e" loext:opacity="100%" style:font-name="Consolas" fo:font-size="12pt" fo:letter-spacing="normal" fo:font-style="normal" fo:font-weight="bold" style:font-weight-asian="bold" style:font-weight-complex="bold"/>
    </style:style>
    <style:style style:name="T53" style:family="text">
      <style:text-properties fo:font-style="normal" style:text-underline-style="none"/>
    </style:style>
    <style:style style:name="T54" style:family="text">
      <style:text-properties fo:font-style="normal" style:text-underline-style="none" fo:font-weight="normal"/>
    </style:style>
    <style:style style:name="T55" style:family="text">
      <style:text-properties fo:font-size="12pt"/>
    </style:style>
    <style:style style:name="T56" style:family="text">
      <style:text-properties fo:color="#808080" loext:opacity="100%"/>
    </style:style>
    <style:style style:name="T57" style:family="text">
      <style:text-properties fo:color="#808080" loext:opacity="100%" fo:font-weight="normal"/>
    </style:style>
    <style:style style:name="T58" style:family="text">
      <style:text-properties fo:color="#808080" loext:opacity="100%" fo:font-style="normal" fo:font-weight="normal"/>
    </style:style>
    <style:style style:name="T59" style:family="text">
      <style:text-properties fo:color="#808080" loext:opacity="100%" fo:font-style="normal" style:text-underline-style="none" fo:font-weight="normal"/>
    </style:style>
    <style:style style:name="T60" style:family="text">
      <style:text-properties fo:color="#808080" loext:opacity="100%" fo:font-size="12pt" fo:font-style="normal" style:text-underline-style="none" fo:font-weight="normal"/>
    </style:style>
    <style:style style:name="T61" style:family="text">
      <style:text-properties style:text-underline-style="none"/>
    </style:style>
    <style:style style:name="T62" style:family="text">
      <style:text-properties fo:color="#000080" loext:opacity="100%"/>
    </style:style>
    <style:style style:name="T63" style:family="text">
      <style:text-properties fo:color="#000080" loext:opacity="100%" fo:font-weight="normal"/>
    </style:style>
    <style:style style:name="T64" style:family="text">
      <style:text-properties fo:color="#000080" loext:opacity="100%" fo:font-style="normal" fo:font-weight="normal"/>
    </style:style>
    <style:style style:name="T65" style:family="text">
      <style:text-properties fo:color="#000080" loext:opacity="100%" fo:font-style="normal" style:text-underline-style="none" fo:font-weight="normal"/>
    </style:style>
    <style:style style:name="T66" style:family="text">
      <style:text-properties fo:color="#000080" loext:opacity="100%" fo:font-size="12pt" fo:font-style="normal" style:text-underline-style="none" fo:font-weight="normal"/>
    </style:style>
    <style:style style:name="T67" style:family="text">
      <style:text-properties fo:color="#008000" loext:opacity="100%"/>
    </style:style>
    <style:style style:name="T68" style:family="text">
      <style:text-properties fo:color="#008000" loext:opacity="100%" fo:font-weight="normal"/>
    </style:style>
    <style:style style:name="T69" style:family="text">
      <style:text-properties fo:color="#008000" loext:opacity="100%" fo:font-style="normal" fo:font-weight="normal"/>
    </style:style>
    <style:style style:name="T70" style:family="text">
      <style:text-properties fo:color="#008000" loext:opacity="100%" fo:font-style="normal" style:text-underline-style="none" fo:font-weight="normal"/>
    </style:style>
    <style:style style:name="T71" style:family="text">
      <style:text-properties fo:color="#ff0000" loext:opacity="100%"/>
    </style:style>
    <style:style style:name="T72" style:family="text">
      <style:text-properties fo:color="#ff0000" loext:opacity="100%" fo:font-weight="normal"/>
    </style:style>
    <style:style style:name="T73" style:family="text">
      <style:text-properties fo:color="#ff0000" loext:opacity="100%" fo:font-style="normal" fo:font-weight="normal"/>
    </style:style>
    <style:style style:name="T74" style:family="text">
      <style:text-properties fo:color="#ff0000" loext:opacity="100%" fo:font-style="normal" style:text-underline-style="none" fo:font-weight="normal"/>
    </style:style>
    <style:style style:name="T75" style:family="text">
      <style:text-properties style:use-window-font-color="true" loext:opacity="0%" fo:font-size="12pt"/>
    </style:style>
    <style:style style:name="T76" style:family="text">
      <style:text-properties style:use-window-font-color="true" loext:opacity="0%" fo:font-size="12pt" fo:font-style="normal" style:text-underline-style="none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tructure and Algorithm</text:p>
      <text:p text:style-name="P1">Lab Manual </text:p>
      <text:p text:style-name="P1">Prepared By : Dhiraj Pyakurel</text:p>
      <text:p text:style-name="P1"/>
      <text:p text:style-name="P1">Lab <text:s/>: Revision Of C</text:p>
      <text:p text:style-name="P1"/>
      <text:p text:style-name="P2"><text:span text:style-name="T1">1. </text:span><text:span text:style-name="T2">Write a program in C to display the first 10 natural numbers. </text:span></text:p>
      <text:p text:style-name="P2"><text:span text:style-name="T2"/></text:p>
      <text:p text:style-name="P2"><text:span text:style-name="Emphasis"><text:span text:style-name="T3">Expected Output</text:span></text:span><text:span text:style-name="T2"> :<text:line-break/>1 2 3 4 5 6 7 8 9 10</text:span></text:p>
      <text:p text:style-name="P2"><text:span text:style-name="T2"/></text:p>
      <text:p text:style-name="P1"><text:span text:style-name="T2">Solution: </text:span></text:p>
      <text:p text:style-name="P10"><text:span text:style-name="T5">#</text:span><text:span text:style-name="T7">include</text:span><text:span text:style-name="T5"> </text:span><text:span text:style-name="T9">&lt;stdio.h&gt;</text:span><text:span text:style-name="T11"> </text:span></text:p>
      <text:p text:style-name="P10"><text:span text:style-name="T7">void</text:span><text:span text:style-name="T11"> </text:span><text:span text:style-name="T9">main</text:span><text:span text:style-name="T20">()</text:span><text:span text:style-name="T11"> </text:span></text:p>
      <text:p text:style-name="P10"><text:span text:style-name="T20">{</text:span><text:span text:style-name="T11"> </text:span></text:p>
      <text:p text:style-name="P10"><text:span text:style-name="T7">int</text:span><text:span text:style-name="T11"> </text:span><text:span text:style-name="T14">i</text:span><text:span text:style-name="T20">;</text:span><text:span text:style-name="T11"> </text:span></text:p>
      <text:p text:style-name="P10"><text:span text:style-name="T9">printf</text:span><text:span text:style-name="T20">(</text:span><text:span text:style-name="T9">"The first 10 natural numbers are:\n"</text:span><text:span text:style-name="T20">);</text:span><text:span text:style-name="T11"> </text:span></text:p>
      <text:p text:style-name="P10"><text:span text:style-name="T7">for</text:span><text:span text:style-name="T11"> </text:span><text:span text:style-name="T20">(</text:span><text:span text:style-name="T14">i</text:span><text:span text:style-name="T24">=</text:span><text:span text:style-name="T5">1</text:span><text:span text:style-name="T20">;</text:span><text:span text:style-name="T14">i</text:span><text:span text:style-name="T24">&lt;=</text:span><text:span text:style-name="T5">10</text:span><text:span text:style-name="T20">;</text:span><text:span text:style-name="T14">i</text:span><text:span text:style-name="T24">++</text:span><text:span text:style-name="T20">)</text:span><text:span text:style-name="T11"> </text:span></text:p>
      <text:p text:style-name="P10"><text:span text:style-name="T20">{</text:span></text:p>
      <text:p text:style-name="P10"><text:span text:style-name="T11"><text:s/></text:span><text:span text:style-name="T9">printf</text:span><text:span text:style-name="T20">(</text:span><text:span text:style-name="T9">"%d "</text:span><text:span text:style-name="T20">,</text:span><text:span text:style-name="T14">i</text:span><text:span text:style-name="T20">);</text:span></text:p>
      <text:p text:style-name="P10"><text:span text:style-name="T11"><text:s/></text:span><text:span text:style-name="T20">}</text:span></text:p>
      <text:p text:style-name="P10"><text:span text:style-name="T11"><text:s/></text:span><text:span text:style-name="T9">printf</text:span><text:span text:style-name="T20">(</text:span><text:span text:style-name="T9">"\n"</text:span><text:span text:style-name="T20">);</text:span><text:span text:style-name="T11"> </text:span><text:span text:style-name="T20">}</text:span></text:p>
      <text:p text:style-name="P10"><text:span text:style-name="T20"/></text:p>
      <text:p text:style-name="P11"><text:span text:style-name="T21">2. </text:span><text:span text:style-name="T15">Write a program in C to find the sum of all elements of an array.</text:span></text:p>
      <text:p text:style-name="P11"><text:span text:style-name="T22"/></text:p>
      <text:p text:style-name="P12"><text:span text:style-name="T51"><text:s/>1 <text:s/></text:span><text:span text:style-name="T32">#include</text:span><text:span text:style-name="T37"> </text:span><text:span text:style-name="T32">&lt;stdio.h&gt;</text:span></text:p>
      <text:p text:style-name="P9"><text:span text:style-name="T27"><text:s/>2 <text:s/></text:span></text:p>
      <text:p text:style-name="P12"><text:span text:style-name="T51"><text:s/>3 <text:s/></text:span><text:span text:style-name="T37">void </text:span><text:span text:style-name="T42">main</text:span><text:span text:style-name="T37">()</text:span></text:p>
      <text:p text:style-name="P7"><text:span text:style-name="T50"><text:s/>4 <text:s/></text:span><text:span text:style-name="T27">{</text:span></text:p>
      <text:p text:style-name="P12"><text:span text:style-name="T51"><text:s/>5 <text:s/></text:span><text:span text:style-name="T37"><text:s text:c="4"/>int </text:span><text:span text:style-name="T42">a</text:span><text:span text:style-name="T37">[</text:span><text:span text:style-name="T47">100</text:span><text:span text:style-name="T37">];</text:span></text:p>
      <text:p text:style-name="P12"><text:span text:style-name="T51"><text:s/>6 <text:s/></text:span><text:span text:style-name="T37"><text:s text:c="4"/>int </text:span><text:span text:style-name="T42">i</text:span><text:span text:style-name="T37">, </text:span><text:span text:style-name="T42">n</text:span><text:span text:style-name="T37">, </text:span><text:span text:style-name="T42">sum</text:span><text:span text:style-name="T37">=</text:span><text:span text:style-name="T47">0</text:span><text:span text:style-name="T37">;</text:span></text:p>
      <text:p text:style-name="P7"><text:span text:style-name="T50"><text:s/>7 <text:s/></text:span><text:span text:style-name="T27"><text:tab/></text:span></text:p>
      <text:p text:style-name="P7"><text:span text:style-name="T50"><text:s/>8 <text:s/></text:span><text:span text:style-name="T27"><text:tab/></text:span></text:p>
      <text:p text:style-name="P12"><text:span text:style-name="T51"><text:s/>9 <text:s/></text:span><text:span text:style-name="T37"><text:s text:c="7"/></text:span><text:span text:style-name="T42">printf</text:span><text:span text:style-name="T37">(</text:span><text:span text:style-name="T47">"\n\nFind sum of all elements of array:\n"</text:span><text:span text:style-name="T37">);</text:span></text:p>
      <text:p text:style-name="P12"><text:span text:style-name="T51">10 <text:s/></text:span><text:span text:style-name="T37"><text:s text:c="7"/></text:span><text:span text:style-name="T42">printf</text:span><text:span text:style-name="T37">(</text:span><text:span text:style-name="T47">"--------------------------------------\n"</text:span><text:span text:style-name="T37">);<text:tab/></text:span></text:p>
      <text:p text:style-name="P9"><text:span text:style-name="T27">11 <text:s/></text:span></text:p>
      <text:p text:style-name="P12"><text:span text:style-name="T51">12 <text:s/></text:span><text:span text:style-name="T37"><text:s text:c="7"/></text:span><text:span text:style-name="T42">printf</text:span><text:span text:style-name="T37">(</text:span><text:span text:style-name="T47">"Input the number of elements to be stored in the array :"</text:span><text:span text:style-name="T37">);</text:span></text:p>
      <text:p text:style-name="P12"><text:span text:style-name="T51">13 <text:s/></text:span><text:span text:style-name="T37"><text:s text:c="7"/></text:span><text:span text:style-name="T42">scanf</text:span><text:span text:style-name="T37">(</text:span><text:span text:style-name="T47">"%d"</text:span><text:span text:style-name="T37">,&amp;</text:span><text:span text:style-name="T42">n</text:span><text:span text:style-name="T37">);</text:span></text:p>
      <text:p text:style-name="P7"><text:span text:style-name="T50">14 <text:s/></text:span><text:span text:style-name="T27"><text:s text:c="3"/></text:span></text:p>
      <text:p text:style-name="P12"><text:span text:style-name="T51">15 <text:s/></text:span><text:span text:style-name="T37"><text:s text:c="7"/></text:span><text:span text:style-name="T42">printf</text:span><text:span text:style-name="T37">(</text:span><text:span text:style-name="T47">"Input %d elements in the array :\n"</text:span><text:span text:style-name="T37">,</text:span><text:span text:style-name="T42">n</text:span><text:span text:style-name="T37">);</text:span></text:p>
      <text:p text:style-name="P12"><text:span text:style-name="T51">16 <text:s/></text:span><text:span text:style-name="T37"><text:s text:c="7"/>for(</text:span><text:span text:style-name="T42">i</text:span><text:span text:style-name="T37">=</text:span><text:span text:style-name="T47">0</text:span><text:span text:style-name="T37">;</text:span><text:span text:style-name="T42">i</text:span><text:span text:style-name="T37">&lt;</text:span><text:span text:style-name="T42">n</text:span><text:span text:style-name="T37">;</text:span><text:span text:style-name="T42">i</text:span><text:span text:style-name="T37">++)</text:span></text:p>
      <text:p text:style-name="P12"><text:span text:style-name="T51">17 <text:s/></text:span><text:span text:style-name="T37"><text:s text:c="8"/>{</text:span></text:p>
      <text:p text:style-name="P12"><text:span text:style-name="T51">18 <text:s/></text:span><text:span text:style-name="T37"><text:tab/> <text:s text:c="5"/></text:span><text:span text:style-name="T42">printf</text:span><text:span text:style-name="T37">(</text:span><text:span text:style-name="T47">"element - %d : "</text:span><text:span text:style-name="T37">,</text:span><text:span text:style-name="T42">i</text:span><text:span text:style-name="T37">);</text:span></text:p>
      <text:p text:style-name="P12"><text:span text:style-name="T51">19 <text:s/></text:span><text:span text:style-name="T37"><text:tab/> <text:s text:c="5"/></text:span><text:span text:style-name="T42">scanf</text:span><text:span text:style-name="T37">(</text:span><text:span text:style-name="T47">"%d"</text:span><text:span text:style-name="T37">,&amp;</text:span><text:span text:style-name="T42">a</text:span><text:span text:style-name="T37">[</text:span><text:span text:style-name="T42">i</text:span><text:span text:style-name="T37">]);</text:span></text:p>
      <text:p text:style-name="P12"><text:span text:style-name="T51">20 <text:s/></text:span><text:span text:style-name="T37"><text:tab/> <text:s text:c="3"/>}</text:span></text:p>
      <text:p text:style-name="P9"><text:span text:style-name="T27">21 <text:s/></text:span></text:p>
      <text:p text:style-name="P12"><text:span text:style-name="T51">22 <text:s/></text:span><text:span text:style-name="T37"><text:s text:c="4"/>for(</text:span><text:span text:style-name="T42">i</text:span><text:span text:style-name="T37">=</text:span><text:span text:style-name="T47">0</text:span><text:span text:style-name="T37">; </text:span><text:span text:style-name="T42">i</text:span><text:span text:style-name="T37">&lt;</text:span><text:span text:style-name="T42">n</text:span><text:span text:style-name="T37">; </text:span><text:span text:style-name="T42">i</text:span><text:span text:style-name="T37">++)</text:span></text:p>
      <text:p text:style-name="P12"><text:span text:style-name="T51">23 <text:s/></text:span><text:span text:style-name="T37"><text:s text:c="4"/>{</text:span></text:p>
      <text:p text:style-name="P12"><text:soft-page-break/><text:span text:style-name="T51">24 <text:s/></text:span><text:span text:style-name="T37"><text:s text:c="8"/></text:span><text:span text:style-name="T42">sum</text:span><text:span text:style-name="T37"> += </text:span><text:span text:style-name="T42">a</text:span><text:span text:style-name="T37">[</text:span><text:span text:style-name="T42">i</text:span><text:span text:style-name="T37">];</text:span></text:p>
      <text:p text:style-name="P12"><text:span text:style-name="T51">25 <text:s/></text:span><text:span text:style-name="T37"><text:s text:c="4"/>}</text:span></text:p>
      <text:p text:style-name="P9"><text:span text:style-name="T27">26 <text:s/></text:span></text:p>
      <text:p text:style-name="P12"><text:span text:style-name="T51">27 <text:s/></text:span><text:span text:style-name="T37"><text:s text:c="4"/></text:span><text:span text:style-name="T42">printf</text:span><text:span text:style-name="T37">(</text:span><text:span text:style-name="T47">"Sum of all elements stored in the array is : %d\n\n"</text:span><text:span text:style-name="T37">, <text:s text:c="5"/></text:span><text:span text:style-name="T42">sum</text:span><text:span text:style-name="T37">);</text:span></text:p>
      <text:p text:style-name="P7"><text:span text:style-name="T50">28 <text:s/></text:span><text:span text:style-name="T27">}</text:span></text:p>
      <text:p text:style-name="P5"><text:span text:style-name="T25"/></text:p>
      <text:p text:style-name="P5"><text:span text:style-name="T25">3.</text:span><text:span text:style-name="T26">Find square of a number using function</text:span></text:p>
      <text:p text:style-name="P3"><text:span text:style-name="T76"><text:s/>1 <text:s/></text:span><text:span text:style-name="T59">#include</text:span><text:span text:style-name="T65"> </text:span><text:span text:style-name="T59">&lt;stdio.h&gt;</text:span></text:p>
      <text:p text:style-name="P8"><text:s/>2 <text:s/></text:p>
      <text:p text:style-name="P3"><text:span text:style-name="T76"><text:s/>3 <text:s/></text:span><text:span text:style-name="T65">double </text:span><text:span text:style-name="T70">square</text:span><text:span text:style-name="T65">(double </text:span><text:span text:style-name="T70">num</text:span><text:span text:style-name="T65">)</text:span></text:p>
      <text:p text:style-name="P5"><text:span text:style-name="T75"><text:s/>4 <text:s/></text:span>{</text:p>
      <text:p text:style-name="P3"><text:span text:style-name="T76"><text:s/>5 <text:s/></text:span><text:span text:style-name="T65"><text:s text:c="4"/>return (</text:span><text:span text:style-name="T70">num</text:span><text:span text:style-name="T65"> * </text:span><text:span text:style-name="T70">num</text:span><text:span text:style-name="T65">);</text:span></text:p>
      <text:p text:style-name="P5"><text:span text:style-name="T75"><text:s/>6 <text:s/></text:span>}</text:p>
      <text:p text:style-name="P3"><text:span text:style-name="T76"><text:s/>7 <text:s/></text:span><text:span text:style-name="T65">int </text:span><text:span text:style-name="T70">main</text:span><text:span text:style-name="T65">()</text:span></text:p>
      <text:p text:style-name="P5"><text:span text:style-name="T75"><text:s/>8 <text:s/></text:span>{</text:p>
      <text:p text:style-name="P3"><text:span text:style-name="T76"><text:s/>9 <text:s/></text:span><text:span text:style-name="T65"><text:s text:c="4"/>int </text:span><text:span text:style-name="T70">num</text:span><text:span text:style-name="T65">;</text:span></text:p>
      <text:p text:style-name="P3"><text:span text:style-name="T76">10 <text:s/></text:span><text:span text:style-name="T65"><text:s text:c="4"/>double </text:span><text:span text:style-name="T70">n</text:span><text:span text:style-name="T65">;</text:span></text:p>
      <text:p text:style-name="P3"><text:span text:style-name="T76">11 <text:s/></text:span><text:span text:style-name="T65"><text:tab/></text:span><text:span text:style-name="T70">printf</text:span><text:span text:style-name="T65">(</text:span><text:span text:style-name="T74">"\n\n Function : find square of any number :\n"</text:span><text:span text:style-name="T65">);</text:span></text:p>
      <text:p text:style-name="P3"><text:span text:style-name="T76">12 <text:s/></text:span><text:span text:style-name="T65"><text:tab/></text:span><text:span text:style-name="T70">printf</text:span><text:span text:style-name="T65">(</text:span><text:span text:style-name="T74">"------------------------------------------------\n"</text:span><text:span text:style-name="T65">);<text:tab/></text:span></text:p>
      <text:p text:style-name="P5"><text:span text:style-name="T75">13 <text:s/></text:span><text:s text:c="5"/></text:p>
      <text:p text:style-name="P3"><text:span text:style-name="T76">14 <text:s/></text:span><text:span text:style-name="T65"><text:s text:c="4"/></text:span><text:span text:style-name="T70">printf</text:span><text:span text:style-name="T65">(</text:span><text:span text:style-name="T74">"Input any number for square : "</text:span><text:span text:style-name="T65">);</text:span></text:p>
      <text:p text:style-name="P3"><text:span text:style-name="T76">15 <text:s/></text:span><text:span text:style-name="T65"><text:s text:c="4"/></text:span><text:span text:style-name="T70">scanf</text:span><text:span text:style-name="T65">(</text:span><text:span text:style-name="T74">"%d"</text:span><text:span text:style-name="T65">, &amp;</text:span><text:span text:style-name="T70">num</text:span><text:span text:style-name="T65">);</text:span></text:p>
      <text:p text:style-name="P3"><text:span text:style-name="T76">16 <text:s/></text:span><text:span text:style-name="T65"><text:s text:c="4"/></text:span><text:span text:style-name="T70">n</text:span><text:span text:style-name="T65"> = </text:span><text:span text:style-name="T70">square</text:span><text:span text:style-name="T65">(</text:span><text:span text:style-name="T70">num</text:span><text:span text:style-name="T65">);</text:span></text:p>
      <text:p text:style-name="P3"><text:span text:style-name="T76">17 <text:s/></text:span><text:span text:style-name="T65"><text:s text:c="4"/></text:span><text:span text:style-name="T70">printf</text:span><text:span text:style-name="T65">(</text:span><text:span text:style-name="T74">"The square of %d is : %.2f\n"</text:span><text:span text:style-name="T65">, </text:span><text:span text:style-name="T70">num</text:span><text:span text:style-name="T65">, </text:span><text:span text:style-name="T70">n</text:span><text:span text:style-name="T65">); </text:span></text:p>
      <text:p text:style-name="P3"><text:span text:style-name="T76">18 <text:s/></text:span><text:span text:style-name="T65"><text:s text:c="4"/>return </text:span><text:span text:style-name="T74">0</text:span><text:span text:style-name="T65">;</text:span></text:p>
      <text:p text:style-name="P5"><text:span text:style-name="T75">19 <text:s/></text:span>}</text:p>
      <text:p text:style-name="P5"/>
      <text:p text:style-name="P6">4. Add two numbers using pointers.</text:p>
      <text:p text:style-name="P6"/>
      <text:p text:style-name="P4"><text:span text:style-name="T76"><text:s/>1 <text:s/></text:span><text:span text:style-name="T59">#include</text:span><text:span text:style-name="T65"> </text:span><text:span text:style-name="T59">&lt;stdio.h&gt;</text:span></text:p>
      <text:p text:style-name="P4"><text:span text:style-name="T76"><text:s/>2 <text:s/></text:span><text:span text:style-name="T65">int </text:span><text:span text:style-name="T70">main</text:span><text:span text:style-name="T65">()</text:span></text:p>
      <text:p text:style-name="P6"><text:span text:style-name="T75"><text:s/>3 <text:s/></text:span>{</text:p>
      <text:p text:style-name="P4"><text:span text:style-name="T76"><text:s/>4 <text:s/></text:span><text:span text:style-name="T65"><text:s text:c="3"/>int </text:span><text:span text:style-name="T70">fno</text:span><text:span text:style-name="T65">, </text:span><text:span text:style-name="T70">sno</text:span><text:span text:style-name="T65">, *</text:span><text:span text:style-name="T70">ptr</text:span><text:span text:style-name="T65">, *</text:span><text:span text:style-name="T70">qtr</text:span><text:span text:style-name="T65">, </text:span><text:span text:style-name="T70">sum</text:span><text:span text:style-name="T65">;</text:span></text:p>
      <text:p text:style-name="P6"><text:span text:style-name="T75"><text:s/>5 <text:s/></text:span><text:s text:c="3"/></text:p>
      <text:p text:style-name="P4"><text:span text:style-name="T76"><text:s/>6 <text:s/></text:span><text:span text:style-name="T65"><text:s text:c="3"/></text:span><text:span text:style-name="T70">printf</text:span><text:span text:style-name="T65">(</text:span><text:span text:style-name="T74">"\n\n Pointer : Add two numbers :\n"</text:span><text:span text:style-name="T65">); </text:span></text:p>
      <text:p text:style-name="P4"><text:span text:style-name="T76"><text:s/>7 <text:s/></text:span><text:span text:style-name="T65"><text:s text:c="3"/></text:span><text:span text:style-name="T70">printf</text:span><text:span text:style-name="T65">(</text:span><text:span text:style-name="T74">"--------------------------------\n"</text:span><text:span text:style-name="T65">); <text:s text:c="2"/></text:span></text:p>
      <text:p text:style-name="P6"><text:span text:style-name="T75"><text:s/>8 <text:s/></text:span><text:s/></text:p>
      <text:p text:style-name="P4"><text:span text:style-name="T76"><text:s/>9 <text:s/></text:span><text:span text:style-name="T65"><text:s text:c="3"/></text:span><text:span text:style-name="T70">printf</text:span><text:span text:style-name="T65">(</text:span><text:span text:style-name="T74">" Input the first number : "</text:span><text:span text:style-name="T65">);</text:span></text:p>
      <text:p text:style-name="P4"><text:span text:style-name="T76">10 <text:s/></text:span><text:span text:style-name="T65"><text:s text:c="3"/></text:span><text:span text:style-name="T70">scanf</text:span><text:span text:style-name="T65">(</text:span><text:span text:style-name="T74">"%d"</text:span><text:span text:style-name="T65">, &amp;</text:span><text:span text:style-name="T70">fno</text:span><text:span text:style-name="T65">);</text:span></text:p>
      <text:p text:style-name="P4"><text:span text:style-name="T76">11 <text:s/></text:span><text:span text:style-name="T65"><text:s text:c="3"/></text:span><text:span text:style-name="T70">printf</text:span><text:span text:style-name="T65">(</text:span><text:span text:style-name="T74">" Input the second <text:s/>number : "</text:span><text:span text:style-name="T65">);</text:span></text:p>
      <text:p text:style-name="P4"><text:span text:style-name="T76">12 <text:s/></text:span><text:span text:style-name="T65"><text:s text:c="3"/></text:span><text:span text:style-name="T70">scanf</text:span><text:span text:style-name="T65">(</text:span><text:span text:style-name="T74">"%d"</text:span><text:span text:style-name="T65">, &amp;</text:span><text:span text:style-name="T70">sno</text:span><text:span text:style-name="T65">); <text:s text:c="2"/></text:span></text:p>
      <text:p text:style-name="P6"><text:span text:style-name="T75">13 <text:s/></text:span><text:s/></text:p>
      <text:p text:style-name="P4"><text:span text:style-name="T76">14 <text:s/></text:span><text:span text:style-name="T65"><text:s text:c="3"/></text:span><text:span text:style-name="T70">ptr</text:span><text:span text:style-name="T65"> = &amp;</text:span><text:span text:style-name="T70">fno</text:span><text:span text:style-name="T65">;</text:span></text:p>
      <text:p text:style-name="P4"><text:span text:style-name="T76">15 <text:s/></text:span><text:span text:style-name="T65"><text:s text:c="3"/></text:span><text:span text:style-name="T70">qtr</text:span><text:span text:style-name="T65"> = &amp;</text:span><text:span text:style-name="T70">sno</text:span><text:span text:style-name="T65">;</text:span></text:p>
      <text:p text:style-name="P6"><text:span text:style-name="T75">16 <text:s/></text:span><text:s/></text:p>
      <text:p text:style-name="P4"><text:span text:style-name="T76">17 <text:s/></text:span><text:span text:style-name="T65"><text:s text:c="3"/></text:span><text:span text:style-name="T70">sum</text:span><text:span text:style-name="T65"> = *</text:span><text:span text:style-name="T70">ptr</text:span><text:span text:style-name="T65"> + *</text:span><text:span text:style-name="T70">qtr</text:span><text:span text:style-name="T65">;</text:span></text:p>
      <text:p text:style-name="P6"><text:span text:style-name="T75">18 <text:s/></text:span><text:s/></text:p>
      <text:p text:style-name="P4"><text:span text:style-name="T76">19 <text:s/></text:span><text:span text:style-name="T65"><text:s text:c="3"/></text:span><text:span text:style-name="T70">printf</text:span><text:span text:style-name="T65">(</text:span><text:span text:style-name="T74">" The sum of the entered numbers is : %d\n\n"</text:span><text:span text:style-name="T65">,</text:span><text:span text:style-name="T70">sum</text:span><text:span text:style-name="T65">);</text:span></text:p>
      <text:p text:style-name="P6"><text:soft-page-break/><text:span text:style-name="T75">20 <text:s/></text:span><text:s/></text:p>
      <text:p text:style-name="P4"><text:span text:style-name="T76">21 <text:s/></text:span><text:span text:style-name="T65"><text:s text:c="3"/>return </text:span><text:span text:style-name="T74">0</text:span><text:span text:style-name="T65">;</text:span></text:p>
      <text:p text:style-name="P6"><text:span text:style-name="T75">22 <text:s/></text:span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3:51:06.460654809</meta:creation-date>
    <dc:date>2022-11-28T14:21:00.115614102</dc:date>
    <meta:editing-duration>PT5M2S</meta:editing-duration>
    <meta:editing-cycles>1</meta:editing-cycles>
    <meta:document-statistic meta:table-count="0" meta:image-count="0" meta:object-count="0" meta:page-count="3" meta:paragraph-count="89" meta:word-count="347" meta:character-count="2128" meta:non-whitespace-character-count="1544"/>
    <meta:generator>LibreOffice/7.3.5.2$Linux_X86_64 LibreOffice_project/30$Build-2</meta:generator>
  </office:meta>
</office:document-meta>
</file>